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0fc" officeooo:paragraph-rsid="000a40fc"/>
    </style:style>
    <style:style style:name="P2" style:family="paragraph" style:parent-style-name="Standard">
      <style:text-properties officeooo:rsid="000c7f15" officeooo:paragraph-rsid="000c7f15"/>
    </style:style>
    <style:style style:name="P3" style:family="paragraph" style:parent-style-name="Standard">
      <style:text-properties officeooo:rsid="000ddc61" officeooo:paragraph-rsid="000fd57b"/>
    </style:style>
    <style:style style:name="P4" style:family="paragraph" style:parent-style-name="Standard">
      <style:text-properties officeooo:rsid="000fd57b" officeooo:paragraph-rsid="000fd57b"/>
    </style:style>
    <style:style style:name="P5" style:family="paragraph" style:parent-style-name="Standard">
      <style:text-properties officeooo:rsid="001349fa" officeooo:paragraph-rsid="001349fa"/>
    </style:style>
    <style:style style:name="P6" style:family="paragraph" style:parent-style-name="Standard">
      <style:text-properties fo:font-weight="bold" officeooo:rsid="001349fa" officeooo:paragraph-rsid="001349fa"/>
    </style:style>
    <style:style style:name="P7" style:family="paragraph" style:parent-style-name="Standard">
      <style:text-properties fo:font-weight="bold" officeooo:rsid="0014d120" officeooo:paragraph-rsid="001349fa"/>
    </style:style>
    <style:style style:name="P8" style:family="paragraph" style:parent-style-name="Standard">
      <style:text-properties fo:font-weight="bold" officeooo:rsid="0015a75e" officeooo:paragraph-rsid="001349fa"/>
    </style:style>
    <style:style style:name="P9" style:family="paragraph" style:parent-style-name="Standard">
      <style:text-properties fo:font-weight="bold" officeooo:rsid="0017b43d" officeooo:paragraph-rsid="001349fa"/>
    </style:style>
    <style:style style:name="P10" style:family="paragraph" style:parent-style-name="Standard">
      <style:text-properties fo:font-weight="bold" officeooo:rsid="0017b43d" officeooo:paragraph-rsid="0017b43d"/>
    </style:style>
    <style:style style:name="P11" style:family="paragraph" style:parent-style-name="Standard">
      <style:text-properties fo:font-weight="bold" officeooo:rsid="00182a2f" officeooo:paragraph-rsid="00182a2f"/>
    </style:style>
    <style:style style:name="P12" style:family="paragraph" style:parent-style-name="Standard">
      <style:text-properties fo:font-weight="bold" officeooo:rsid="00182a2f" officeooo:paragraph-rsid="0017b43d"/>
    </style:style>
    <style:style style:name="P13" style:family="paragraph" style:parent-style-name="Standard">
      <style:text-properties fo:font-weight="bold" officeooo:rsid="00187661" officeooo:paragraph-rsid="00187661"/>
    </style:style>
    <style:style style:name="P14" style:family="paragraph" style:parent-style-name="Standard">
      <style:text-properties fo:font-weight="bold" officeooo:rsid="0019af54" officeooo:paragraph-rsid="00187661"/>
    </style:style>
    <style:style style:name="P15" style:family="paragraph" style:parent-style-name="Standard">
      <style:text-properties fo:font-weight="bold" officeooo:rsid="001a484c" officeooo:paragraph-rsid="001a484c"/>
    </style:style>
    <style:style style:name="P16" style:family="paragraph" style:parent-style-name="Standard">
      <style:text-properties fo:font-weight="bold" officeooo:rsid="001b70d2" officeooo:paragraph-rsid="001b70d2"/>
    </style:style>
    <style:style style:name="P17" style:family="paragraph" style:parent-style-name="Standard">
      <style:text-properties fo:font-weight="bold" officeooo:rsid="001cd3b3" officeooo:paragraph-rsid="00182a2f"/>
    </style:style>
    <style:style style:name="P18" style:family="paragraph" style:parent-style-name="Standard">
      <style:text-properties fo:font-weight="bold" officeooo:rsid="001cd3b3" officeooo:paragraph-rsid="001cd3b3"/>
    </style:style>
    <style:style style:name="P19" style:family="paragraph" style:parent-style-name="Standard">
      <style:text-properties fo:font-weight="bold" officeooo:rsid="0023a1ef" officeooo:paragraph-rsid="0023a1ef"/>
    </style:style>
    <style:style style:name="P20" style:family="paragraph" style:parent-style-name="Standard">
      <style:text-properties fo:font-weight="bold" officeooo:rsid="00259f33" officeooo:paragraph-rsid="00259f33"/>
    </style:style>
    <style:style style:name="P21" style:family="paragraph" style:parent-style-name="Standard">
      <style:text-properties fo:font-weight="bold" officeooo:rsid="00272600" officeooo:paragraph-rsid="00272600"/>
    </style:style>
    <style:style style:name="P22" style:family="paragraph" style:parent-style-name="Standard">
      <style:text-properties officeooo:paragraph-rsid="001349fa"/>
    </style:style>
    <style:style style:name="P23" style:family="paragraph" style:parent-style-name="Standard">
      <style:text-properties officeooo:paragraph-rsid="0014d120"/>
    </style:style>
    <style:style style:name="P24" style:family="paragraph" style:parent-style-name="Standard">
      <style:text-properties officeooo:rsid="0017b43d" officeooo:paragraph-rsid="0017b43d"/>
    </style:style>
    <style:style style:name="P25" style:family="paragraph" style:parent-style-name="Standard">
      <style:text-properties officeooo:rsid="00182a2f" officeooo:paragraph-rsid="00182a2f"/>
    </style:style>
    <style:style style:name="P26" style:family="paragraph" style:parent-style-name="Standard">
      <style:text-properties officeooo:rsid="00187661" officeooo:paragraph-rsid="00187661"/>
    </style:style>
    <style:style style:name="P27" style:family="paragraph" style:parent-style-name="Standard">
      <style:text-properties officeooo:rsid="001cd3b3" officeooo:paragraph-rsid="001cd3b3"/>
    </style:style>
    <style:style style:name="P28" style:family="paragraph" style:parent-style-name="Standard">
      <style:text-properties officeooo:rsid="001cd3b3" officeooo:paragraph-rsid="002ea6ab"/>
    </style:style>
    <style:style style:name="P29" style:family="paragraph" style:parent-style-name="Standard">
      <style:text-properties officeooo:rsid="0023a1ef" officeooo:paragraph-rsid="0023a1ef"/>
    </style:style>
    <style:style style:name="P30" style:family="paragraph" style:parent-style-name="Standard">
      <style:text-properties officeooo:rsid="00272600" officeooo:paragraph-rsid="00272600"/>
    </style:style>
    <style:style style:name="P31" style:family="paragraph" style:parent-style-name="Preformatted_20_Text">
      <style:text-properties officeooo:rsid="00272600" officeooo:paragraph-rsid="00272600"/>
    </style:style>
    <style:style style:name="P32" style:family="paragraph" style:parent-style-name="Preformatted_20_Text">
      <style:text-properties fo:font-weight="bold" officeooo:rsid="0015a75e" officeooo:paragraph-rsid="001349fa"/>
    </style:style>
    <style:style style:name="P33" style:family="paragraph" style:parent-style-name="Preformatted_20_Text">
      <style:text-properties officeooo:rsid="001cd3b3" officeooo:paragraph-rsid="002f82e0"/>
    </style:style>
    <style:style style:name="P34" style:family="paragraph" style:parent-style-name="Preformatted_20_Text">
      <style:text-properties officeooo:rsid="001cd3b3" officeooo:paragraph-rsid="002d5789"/>
    </style:style>
    <style:style style:name="P35" style:family="paragraph" style:parent-style-name="Preformatted_20_Text">
      <style:text-properties officeooo:rsid="001cd3b3" officeooo:paragraph-rsid="002ea6ab"/>
    </style:style>
    <style:style style:name="P36" style:family="paragraph" style:parent-style-name="Preformatted_20_Text">
      <style:text-properties officeooo:paragraph-rsid="002dbf26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1cd3b3" officeooo:paragraph-rsid="002d5789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1cd3b3" officeooo:paragraph-rsid="002f82e0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fo:font-weight="bold" officeooo:rsid="00187661" officeooo:paragraph-rsid="002f82e0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fo:font-weight="bold" officeooo:rsid="00182a2f" officeooo:paragraph-rsid="002f82e0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fo:font-weight="bold" officeooo:rsid="002f82e0" officeooo:paragraph-rsid="002f82e0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187661" officeooo:paragraph-rsid="002f82e0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182a2f" officeooo:paragraph-rsid="002f82e0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officeooo:rsid="001cd3b3" officeooo:paragraph-rsid="002d5789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officeooo:rsid="001cd3b3" officeooo:paragraph-rsid="002d5789"/>
    </style:style>
    <style:style style:name="P47" style:family="paragraph" style:parent-style-name="Standard" style:list-style-name="L1">
      <style:text-properties officeooo:rsid="002d5789" officeooo:paragraph-rsid="002d5789"/>
    </style:style>
    <style:style style:name="P48" style:family="paragraph" style:parent-style-name="Standard" style:list-style-name="L1">
      <style:text-properties fo:font-weight="bold" officeooo:rsid="00187661" officeooo:paragraph-rsid="002f82e0"/>
    </style:style>
    <style:style style:name="P49" style:family="paragraph" style:parent-style-name="Preformatted_20_Text" style:list-style-name="L1">
      <style:text-properties officeooo:rsid="001cd3b3" officeooo:paragraph-rsid="002dbf26"/>
    </style:style>
    <style:style style:name="P50" style:family="paragraph" style:parent-style-name="Preformatted_20_Text" style:list-style-name="L1">
      <style:text-properties officeooo:rsid="001cd3b3" officeooo:paragraph-rsid="002f82e0"/>
    </style:style>
    <style:style style:name="P51" style:family="paragraph" style:parent-style-name="Preformatted_20_Text" style:list-style-name="L1">
      <style:text-properties officeooo:rsid="001cd3b3" officeooo:paragraph-rsid="003357c7"/>
    </style:style>
    <style:style style:name="P52" style:family="paragraph" style:parent-style-name="Preformatted_20_Text" style:list-style-name="L2">
      <style:text-properties officeooo:paragraph-rsid="0036965d"/>
    </style:style>
    <style:style style:name="P53" style:family="paragraph" style:parent-style-name="Preformatted_20_Text" style:list-style-name="L2">
      <style:text-properties officeooo:paragraph-rsid="0037eda2"/>
    </style:style>
    <style:style style:name="P54" style:family="paragraph" style:parent-style-name="Preformatted_20_Text" style:list-style-name="L3">
      <style:text-properties officeooo:paragraph-rsid="002d5789"/>
    </style:style>
    <style:style style:name="T1" style:family="text">
      <style:text-properties fo:font-weight="bold"/>
    </style:style>
    <style:style style:name="T2" style:family="text">
      <style:text-properties fo:font-weight="bold" officeooo:rsid="001349fa"/>
    </style:style>
    <style:style style:name="T3" style:family="text">
      <style:text-properties fo:font-weight="bold" officeooo:rsid="0014d120"/>
    </style:style>
    <style:style style:name="T4" style:family="text">
      <style:text-properties fo:font-weight="bold" officeooo:rsid="0015a75e"/>
    </style:style>
    <style:style style:name="T5" style:family="text">
      <style:text-properties fo:font-weight="bold" officeooo:rsid="0017b43d"/>
    </style:style>
    <style:style style:name="T6" style:family="text">
      <style:text-properties fo:font-weight="bold" officeooo:rsid="00187661"/>
    </style:style>
    <style:style style:name="T7" style:family="text">
      <style:text-properties fo:font-weight="bold" officeooo:rsid="0019af54"/>
    </style:style>
    <style:style style:name="T8" style:family="text">
      <style:text-properties fo:font-weight="bold" officeooo:rsid="001a484c"/>
    </style:style>
    <style:style style:name="T9" style:family="text">
      <style:text-properties fo:font-weight="bold" officeooo:rsid="001cd3b3"/>
    </style:style>
    <style:style style:name="T10" style:family="text">
      <style:text-properties fo:font-weight="bold" officeooo:rsid="001e61e3"/>
    </style:style>
    <style:style style:name="T11" style:family="text">
      <style:text-properties fo:font-weight="bold" officeooo:rsid="002002df"/>
    </style:style>
    <style:style style:name="T12" style:family="text">
      <style:text-properties fo:font-weight="bold" officeooo:rsid="002146aa"/>
    </style:style>
    <style:style style:name="T13" style:family="text">
      <style:text-properties fo:font-weight="bold" officeooo:rsid="00259f33"/>
    </style:style>
    <style:style style:name="T14" style:family="text">
      <style:text-properties fo:font-weight="bold" officeooo:rsid="002d5789"/>
    </style:style>
    <style:style style:name="T15" style:family="text">
      <style:text-properties fo:font-weight="bold" officeooo:rsid="002dbf26"/>
    </style:style>
    <style:style style:name="T16" style:family="text">
      <style:text-properties fo:font-weight="bold" officeooo:rsid="002f82e0"/>
    </style:style>
    <style:style style:name="T17" style:family="text">
      <style:text-properties fo:font-weight="bold" officeooo:rsid="00182a2f"/>
    </style:style>
    <style:style style:name="T18" style:family="text">
      <style:text-properties fo:font-weight="bold" officeooo:rsid="00326b40"/>
    </style:style>
    <style:style style:name="T19" style:family="text">
      <style:text-properties fo:font-weight="bold" officeooo:rsid="003357c7"/>
    </style:style>
    <style:style style:name="T20" style:family="text">
      <style:text-properties fo:font-weight="bold" officeooo:rsid="000b5c08"/>
    </style:style>
    <style:style style:name="T21" style:family="text">
      <style:text-properties fo:font-weight="bold" officeooo:rsid="0034db37"/>
    </style:style>
    <style:style style:name="T22" style:family="text">
      <style:text-properties fo:font-weight="bold" officeooo:rsid="0036965d"/>
    </style:style>
    <style:style style:name="T23" style:family="text">
      <style:text-properties fo:font-weight="bold" officeooo:rsid="0037eda2"/>
    </style:style>
    <style:style style:name="T24" style:family="text">
      <style:text-properties fo:font-weight="bold" officeooo:rsid="003d3005"/>
    </style:style>
    <style:style style:name="T25" style:family="text">
      <style:text-properties fo:font-weight="bold" officeooo:rsid="004295fa"/>
    </style:style>
    <style:style style:name="T26" style:family="text">
      <style:text-properties fo:font-weight="bold" officeooo:rsid="0046f53c"/>
    </style:style>
    <style:style style:name="T27" style:family="text">
      <style:text-properties fo:font-weight="bold" officeooo:rsid="00473e19"/>
    </style:style>
    <style:style style:name="T28" style:family="text">
      <style:text-properties officeooo:rsid="002a8303"/>
    </style:style>
    <style:style style:name="T29" style:family="text">
      <style:text-properties officeooo:rsid="002d5789"/>
    </style:style>
    <style:style style:name="T30" style:family="text">
      <style:text-properties officeooo:rsid="002dbf26"/>
    </style:style>
    <style:style style:name="T31" style:family="text">
      <style:text-properties officeooo:rsid="00314ea9"/>
    </style:style>
    <style:style style:name="T32" style:family="text">
      <style:text-properties officeooo:rsid="0034db37"/>
    </style:style>
    <style:style style:name="T33" style:family="text">
      <style:text-properties style:text-position="super 58%" fo:font-weight="bold" officeooo:rsid="0036965d"/>
    </style:style>
    <style:style style:name="T34" style:family="text">
      <style:text-properties officeooo:rsid="003cf937"/>
    </style:style>
    <style:style style:name="T35" style:family="text">
      <style:text-properties officeooo:rsid="0046cd7a"/>
    </style:style>
    <style:style style:name="T36" style:family="text">
      <style:text-properties officeooo:rsid="00473e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<text:span text:style-name="T29">First Time Users integrating QT with GitHub</text:span></text:p>
      <text:p text:style-name="P4"/>
      <text:list xml:id="list2450854388292843685" text:style-name="L1">
        <text:list-item>
          <text:p text:style-name="P47">Install ssh-askpass <text:span text:style-name="T30">(required by QT)</text:span></text:p>
        </text:list-item>
      </text:list>
      <text:p text:style-name="P38"><text:span text:style-name="T1">//</text:span><text:span text:style-name="T11">note </text:span><text:span text:style-name="T12">had to </text:span><text:span text:style-name="T11">install </text:span><text:span text:style-name="T12">ssh-askpass to get it to work with QtCreator</text:span></text:p>
      <text:p text:style-name="P45"><text:span text:style-name="Source_20_Text"><text:span text:style-name="T11">$ sudo apt-get install ssh-askpass-gnome ssh-askpass</text:span></text:span></text:p>
      <text:p text:style-name="P46"><text:span text:style-name="Source_20_Text"><text:span text:style-name="T11"/></text:span></text:p>
      <text:list xml:id="list123933333730725" text:continue-numbering="true" text:style-name="L1">
        <text:list-item>
          <text:p text:style-name="P49"><text:span text:style-name="Source_20_Text"><text:span text:style-name="T14">create GitHub working directory </text:span></text:span><text:span text:style-name="Source_20_Text"><text:span text:style-name="T15">(assumes you’re somewhere under home dir. So </text:span></text:span></text:p>
        </text:list-item>
      </text:list>
      <text:p text:style-name="P28"><text:span text:style-name="Source_20_Text"><text:span text:style-name="T15"><text:tab/>$ cd ~/</text:span></text:span></text:p>
      <text:p text:style-name="P35"><text:span text:style-name="Source_20_Text"><text:span text:style-name="T14"><text:tab/></text:span></text:span><text:span text:style-name="Source_20_Text"><text:span text:style-name="T15">$ mkdir GitHub_QT_Dev</text:span></text:span></text:p>
      <text:p text:style-name="P35"><text:span text:style-name="Source_20_Text"><text:span text:style-name="T15"/></text:span></text:p>
      <text:list xml:id="list123933859430218" text:continue-numbering="true" text:style-name="L1">
        <text:list-item>
          <text:p text:style-name="P50"><text:span text:style-name="Source_20_Text"><text:span text:style-name="T16">change dir into your working GitHub directory</text:span></text:span></text:p>
        </text:list-item>
      </text:list>
      <text:p text:style-name="P33"><text:span text:style-name="Source_20_Text"><text:span text:style-name="T16"><text:tab/>$cd GitHub_QT_Dev</text:span></text:span></text:p>
      <text:p text:style-name="P33"><text:span text:style-name="Source_20_Text"><text:span text:style-name="T16"/></text:span></text:p>
      <text:list xml:id="list123933665004895" text:continue-numbering="true" text:style-name="L1">
        <text:list-item>
          <text:p text:style-name="P50"><text:span text:style-name="Source_20_Text"><text:span text:style-name="T16">Initialize GitHub</text:span></text:span></text:p>
          <text:p text:style-name="P50"><text:span text:style-name="Source_20_Text"><text:span text:style-name="T16">$git init</text:span></text:span></text:p>
          <text:p text:style-name="P50"><text:span text:style-name="Source_20_Text"><text:span text:style-name="T16"/></text:span></text:p>
        </text:list-item>
        <text:list-item>
          <text:p text:style-name="P50"><text:span text:style-name="Source_20_Text"><text:span text:style-name="T16">Configure GitHub </text:span></text:span><text:span text:style-name="Source_20_Text"><text:span text:style-name="T18">(include quotes along with “Your-Name-Here”)</text:span></text:span></text:p>
        </text:list-item>
      </text:list>
      <text:p text:style-name="P40">$ git <text:span text:style-name="T28">config</text:span> –global user.name “<text:span text:style-name="T31">Your-Name-Here</text:span>”</text:p>
      <text:p text:style-name="P40">$ git <text:span text:style-name="T28">config</text:span> –global user.email <text:span text:style-name="T31">your.name</text:span>@<text:span text:style-name="T31">xxx</text:span>.<text:span text:style-name="T31">com</text:span></text:p>
      <text:p text:style-name="P40"/>
      <text:p text:style-name="P40">//add editor (so we can add notes to each commit; req’d)</text:p>
      <text:p text:style-name="P40">$ git <text:span text:style-name="T28">config</text:span> –global core.editor gedit</text:p>
      <text:p text:style-name="P40"/>
      <text:p text:style-name="P40">//to check <text:span text:style-name="T34">configuration </text:span>settings</text:p>
      <text:p text:style-name="P40">$ git config –list</text:p>
      <text:list xml:id="list123932755716456" text:continue-numbering="true" text:style-name="L1">
        <text:list-header>
          <text:p text:style-name="P48"><text:span text:style-name="Source_20_Text"><text:span text:style-name="T6"/></text:span></text:p>
        </text:list-header>
        <text:list-item>
          <text:p text:style-name="P50"><text:span text:style-name="Source_20_Text"><text:span text:style-name="T16">Clone Git Repository into Directory</text:span></text:span></text:p>
        </text:list-item>
      </text:list>
      <text:p text:style-name="P43"><text:span text:style-name="T1">$ git clone </text:span><text:a xlink:type="simple" xlink:href="https://github.com/Cotton-Engineering/Plastic-Contamination-Src" text:style-name="Internet_20_link" text:visited-style-name="Visited_20_Internet_20_Link"><text:span text:style-name="T1">https://github.com/Cotton-Engineering/Plastic-Contamination-Src</text:span></text:a></text:p>
      <text:p text:style-name="P39"><text:span text:style-name="Source_20_Text"><text:span text:style-name="T16"/></text:span></text:p>
      <text:list xml:id="list123932071787209" text:continue-numbering="true" text:style-name="L1">
        <text:list-item>
          <text:p text:style-name="P50"><text:span text:style-name="Source_20_Text"><text:span text:style-name="T16">Add all files into your local Git Repository (required)</text:span></text:span></text:p>
        </text:list-item>
      </text:list>
      <text:p text:style-name="P40"/>
      <text:p text:style-name="P41">// then cd into dir with all src files</text:p>
      <text:p text:style-name="P42">$ cd ./Plastic-Contamination-Srce</text:p>
      <text:p text:style-name="P42"/>
      <text:p text:style-name="P44"><text:span text:style-name="T1">//then </text:span><text:span text:style-name="T6">add all files</text:span><text:span text:style-name="T1"> </text:span><text:span text:style-name="T16">to local Repository (required)</text:span></text:p>
      <text:p text:style-name="P41"><text:span text:style-name="Source_20_Text">$ git add -A</text:span></text:p>
      <text:p text:style-name="P41"><text:span text:style-name="Source_20_Text"><text:span text:style-name="T17"/></text:span></text:p>
      <text:list xml:id="list123932011556562" text:continue-numbering="true" text:style-name="L1">
        <text:list-item>
          <text:p text:style-name="P50"><text:span text:style-name="Source_20_Text"><text:span text:style-name="T16">Open Project in QT. <text:s/></text:span></text:span><text:span text:style-name="Source_20_Text"><text:span text:style-name="T21">QT should now be fully operational with Git</text:span></text:span><text:span text:style-name="Source_20_Text"><text:span text:style-name="T16"> [assumes valid QT project was downloaded from GitHub Repository</text:span></text:span><text:span text:style-name="Source_20_Text"><text:span text:style-name="T21">; </text:span></text:span><text:span text:style-name="Source_20_Text"><text:span text:style-name="T16"><text:s/></text:span></text:span><text:span text:style-name="Source_20_Text"><text:span text:style-name="T6"><text:s text:c="3"/></text:span></text:span><text:a xlink:type="simple" xlink:href="https://github.com/Cotton-Engineering/Plastic-Contamination-Src" text:style-name="Internet_20_link" text:visited-style-name="Visited_20_Internet_20_Link"><text:span text:style-name="Source_20_Text"><text:span text:style-name="T6">ht</text:span></text:span></text:a><text:a xlink:type="simple" xlink:href="https://github.com/Cotton-Engineering/Plastic-Contamination-Src" text:style-name="Internet_20_link" text:visited-style-name="Visited_20_Internet_20_Link"><text:span text:style-name="Source_20_Text"><text:span text:style-name="T25">t</text:span></text:span></text:a><text:a xlink:type="simple" xlink:href="https://github.com/Cotton-Engineering/Plastic-Contamination-Src" text:style-name="Internet_20_link" text:visited-style-name="Visited_20_Internet_20_Link"><text:span text:style-name="Source_20_Text"><text:span text:style-name="T6">ps://git</text:span></text:span></text:a><text:a xlink:type="simple" xlink:href="https://github.com/Cotton-Engineering/Plastic-Contamination-Src" text:style-name="Internet_20_link" text:visited-style-name="Visited_20_Internet_20_Link"><text:span text:style-name="Source_20_Text"><text:span text:style-name="T6">hub.com/Cotton-Engineering/Plastic-Contamination-Src</text:span></text:span></text:a><text:span text:style-name="Source_20_Text"><text:span text:style-name="T6"> </text:span></text:span><text:span text:style-name="Source_20_Text"><text:span text:style-name="T21">]</text:span></text:span></text:p>
          <text:p text:style-name="P50"/>
        </text:list-item>
        <text:list-item>
          <text:p text:style-name="P51"><text:span text:style-name="Source_20_Text"><text:span text:style-name="T19">To use Git inside QT; goto menu Tools→Git; for more info. See this youtube video: <text:s/></text:span></text:span><text:span text:style-name="Source_20_Text"><text:span text:style-name="T20">https://www.youtube.com/watch?v=qlPSV7Bs3rE</text:span></text:span></text:p>
          <text:p text:style-name="P51"><text:span text:style-name="Source_20_Text"><text:span text:style-name="T19"/></text:span></text:p>
        </text:list-item>
      </text:list>
      <text:p text:style-name="P36"><text:span text:style-name="Source_20_Text"><text:span text:style-name="T15"><text:tab/></text:span></text:span><text:span text:style-name="Source_20_Text"><text:span text:style-name="T21">Example: pull update down from within QtCReator using QT project: Plastic-Contamination-Src project that was previously setup, per above instructions:</text:span></text:span></text:p>
      <text:p text:style-name="P36"><text:span text:style-name="Source_20_Text"><text:span text:style-name="T21"/></text:span></text:p>
      <text:list xml:id="list5896189849443010865" text:style-name="L2">
        <text:list-item>
          <text:p text:style-name="P52"><text:span text:style-name="Source_20_Text"><text:span text:style-name="T22">goto menu Tools→Git→Remote_Repository→Pull <text:s text:c="2"/>(this will initiate a pull down from internet GitHub repository and update your local respository. <text:s/>It will prompt you as to what to do with your local copy; best options are “discard” or “stash and pop” [use 2</text:span></text:span><text:span text:style-name="Source_20_Text"><text:span text:style-name="T33">nd</text:span></text:span><text:span text:style-name="Source_20_Text"><text:span text:style-name="T22"> if you’ve made changes you don’t want to loose; that way you can reload it later and fork it should you wish to continue that development]. <text:s/></text:span></text:span></text:p>
        </text:list-item>
        <text:list-item>
          <text:p text:style-name="P53"><text:soft-page-break/><text:span text:style-name="Source_20_Text"><text:span text:style-name="T23">That’s it; you’ve now updated the project with the latest version from the GitHub repository.</text:span></text:span></text:p>
        </text:list-item>
      </text:list>
      <text:list xml:id="list7512214161580533643" text:style-name="L3">
        <text:list-header>
          <text:p text:style-name="P54"><text:span text:style-name="Source_20_Text"><text:span text:style-name="T15"/></text:span></text:p>
        </text:list-header>
      </text:list>
      <text:p text:style-name="P45"><text:span text:style-name="Source_20_Text"><text:span text:style-name="T15"/></text:span></text:p>
      <text:p text:style-name="P34"><text:span text:style-name="Source_20_Text"><text:span text:style-name="T14"/></text:span></text:p>
      <text:p text:style-name="P4"/>
      <text:p text:style-name="P4">// *********************** <text:span text:style-name="T32">more optional cmd line notes below ***************************</text:span></text:p>
      <text:p text:style-name="P4"/>
      <text:p text:style-name="P3"/>
      <text:p text:style-name="P2"/>
      <text:p text:style-name="P5">For linking to github <text:span text:style-name="T34">with ssh;</text:span> <text:span text:style-name="T34">(not needed for QT)</text:span></text:p>
      <text:p text:style-name="P6"/>
      <text:p text:style-name="P6">//generate ssh key (use email for github account)</text:p>
      <text:p text:style-name="P6"/>
      <text:p text:style-name="P22"><text:span text:style-name="T2">$ </text:span><text:span text:style-name="Source_20_Text"><text:span text:style-name="T2">ssh-keygen -t rsa -b 4096 -C “</text:span></text:span><text:span text:style-name="Source_20_Text"><text:span text:style-name="T26">yourName</text:span></text:span><text:a xlink:type="simple" xlink:href="mailto:mathew.pelletier@ars.usda.gov" text:style-name="Internet_20_link" text:visited-style-name="Visited_20_Internet_20_Link"><text:span text:style-name="Source_20_Text"><text:span text:style-name="T2">@</text:span></text:span></text:a><text:a xlink:type="simple" xlink:href="mailto:mathew.pelletier@ars.usda.gov" text:style-name="Internet_20_link" text:visited-style-name="Visited_20_Internet_20_Link"><text:span text:style-name="Source_20_Text"><text:span text:style-name="T27">x</text:span></text:span></text:a><text:span text:style-name="T27">xx</text:span><text:span text:style-name="Source_20_Text"><text:span text:style-name="T26">.com</text:span></text:span><text:span text:style-name="Source_20_Text"><text:span text:style-name="T2">”</text:span></text:span></text:p>
      <text:p text:style-name="P22"><text:span text:style-name="Source_20_Text"><text:span text:style-name="T2"/></text:span></text:p>
      <text:p text:style-name="P6">passphrase: <text:span text:style-name="T36">ZxyAbcEfg!</text:span></text:p>
      <text:p text:style-name="P6"/>
      <text:p text:style-name="P23"><text:span text:style-name="Source_20_Text"><text:span text:style-name="T2">//</text:span></text:span><text:span text:style-name="Source_20_Text"><text:span text:style-name="T3">start up ssh-agent</text:span></text:span></text:p>
      <text:p text:style-name="P23"><text:span text:style-name="Source_20_Text"><text:span text:style-name="T3">$ eval “$(ssh-agent -s)”</text:span></text:span></text:p>
      <text:p text:style-name="P23"><text:span text:style-name="Source_20_Text"><text:span text:style-name="T3"/></text:span></text:p>
      <text:p text:style-name="P22"><text:span text:style-name="T2">//</text:span><text:span text:style-name="T3">next add ssh private key to ssh-agent</text:span></text:p>
      <text:p text:style-name="P7">// ssh-add ~/.ssh/id_rsa</text:p>
      <text:p text:style-name="P7"/>
      <text:p text:style-name="P22"><text:span text:style-name="T3">//</text:span><text:span text:style-name="T4">add ssh key to Github account</text:span></text:p>
      <text:p text:style-name="P8">// copy ssh key to clipboard</text:p>
      <text:p text:style-name="P32">$ sudo apt-get install xclip</text:p>
      <text:p text:style-name="Preformatted_20_Text"># Downloads and installs xclip. If you don't have `apt-get`, you might need to use another installer (like `yum`)</text:p>
      <text:p text:style-name="Preformatted_20_Text"/>
      <text:p text:style-name="Preformatted_20_Text">$ xclip -sel clip &lt; ~/.ssh/id_rsa.pub</text:p>
      <text:p text:style-name="P37"># Copies the contents of the id_rsa.pub file to your clipboard</text:p>
      <text:p text:style-name="P8"/>
      <text:p text:style-name="P22"><text:span text:style-name="T4">//</text:span><text:span text:style-name="T5">not sure if we had to do that; we did do this</text:span></text:p>
      <text:p text:style-name="P9"/>
      <text:p text:style-name="P9">//from cmd line, in working QT directory, check remote config</text:p>
      <text:p text:style-name="P10">$ git remove -v origin</text:p>
      <text:p text:style-name="P10"/>
      <text:p text:style-name="P10">//this should show links to github site</text:p>
      <text:p text:style-name="P10"/>
      <text:p text:style-name="P10">//next do a push from cmd line (it’ll prompt you for username and password<text:span text:style-name="T34">)</text:span></text:p>
      <text:p text:style-name="P24"><text:span text:style-name="T4">$ </text:span><text:span text:style-name="T1">git push origin master</text:span></text:p>
      <text:p text:style-name="P10"/>
      <text:p text:style-name="P12"/>
      <text:p text:style-name="P11"/>
      <text:p text:style-name="P25"><text:span text:style-name="T1">//</text:span><text:span text:style-name="T6">check</text:span></text:p>
      <text:p text:style-name="P13">$ git status</text:p>
      <text:p text:style-name="P13"/>
      <text:p text:style-name="P26"><text:span text:style-name="T1">//make a change with </text:span><text:span text:style-name="T7">an editor (like QtCreator</text:span><text:span text:style-name="T24">)</text:span></text:p>
      <text:p text:style-name="P14">//check status; should see it knows which files were changed</text:p>
      <text:p text:style-name="P14"><text:soft-page-break/></text:p>
      <text:p text:style-name="P26"><text:span text:style-name="T7">//</text:span><text:span text:style-name="T8">have to commit changes to add it to local repository </text:span><text:span text:style-name="T24">before you can update internet GitHub repository</text:span></text:p>
      <text:p text:style-name="P15">$ git commit </text:p>
      <text:p text:style-name="P15"/>
      <text:p text:style-name="P16">//to view log’s last 2 entries <text:s/>(-p shows differences between commits)</text:p>
      <text:p text:style-name="P16">$ git log -p -2 </text:p>
      <text:p text:style-name="P11"/>
      <text:p text:style-name="P11"/>
      <text:p text:style-name="P25"><text:span text:style-name="T1">//</text:span><text:span text:style-name="T9">working with remotes</text:span></text:p>
      <text:p text:style-name="P17"/>
      <text:p text:style-name="P17">//show which remotes we have defined</text:p>
      <text:p text:style-name="P18">$ git remote -v</text:p>
      <text:p text:style-name="P18"/>
      <text:p text:style-name="P18"/>
      <text:p text:style-name="P27"><text:span text:style-name="T1">//to push changes to remote <text:s/></text:span><text:span text:style-name="T10">(origin is name of one of the remotes; typically default name given //by git</text:span></text:p>
      <text:p text:style-name="P18">$ git push origin master </text:p>
      <text:p text:style-name="P18"/>
      <text:p text:style-name="P27"><text:span text:style-name="Source_20_Text"><text:span text:style-name="T11"/></text:span></text:p>
      <text:p text:style-name="P29"><text:span text:style-name="T11">//T</text:span><text:span text:style-name="T1">o tag a stable version; use</text:span></text:p>
      <text:p text:style-name="P19">$ git tag -a v1.0 -m “Stable version”</text:p>
      <text:p text:style-name="P19"/>
      <text:p text:style-name="P29"><text:span text:style-name="T1">//</text:span><text:span text:style-name="T13">now lets say you’ve continued development and ran into a dead-end; to recover the last //stable //version; just recall it via tag version id</text:span></text:p>
      <text:p text:style-name="P20">$ git checkout v1.0</text:p>
      <text:p text:style-name="P20"/>
      <text:p text:style-name="P30"><text:span text:style-name="T2">//a</text:span><text:span text:style-name="T1">lternatively you can undo a commit by using revert</text:span></text:p>
      <text:p text:style-name="P21">//lets say we have 4 committs and we want to undo the last</text:p>
      <text:p text:style-name="P21">//one that has id = 514fbe7</text:p>
      <text:p text:style-name="P21">//just run revert to remove it from head. <text:s/>Note: it’s still there if you want it</text:p>
      <text:p text:style-name="P21">$ git revert 514fbe7</text:p>
      <text:p text:style-name="P21"/>
      <text:p text:style-name="P21"/>
      <text:p text:style-name="P21"/>
      <text:p text:style-name="P21"/>
      <text:p text:style-name="P31"><text:span text:style-name="Source_20_Text"><text:span text:style-name="T1"/></text:span></text:p>
      <text:p text:style-name="P21"/>
      <text:p text:style-name="P21"/>
      <text:p text:style-name="P21"/>
      <text:p text:style-name="P22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59:16.810520871</meta:creation-date>
    <dc:date>2017-04-18T12:39:24.047328522</dc:date>
    <meta:editing-duration>PT5H10M43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3" meta:paragraph-count="73" meta:word-count="643" meta:character-count="3918" meta:non-whitespace-character-count="3337"/>
  </office:meta>
</office:document-meta>
</file>